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Tahoma"/>
    </style:style>
    <style:style style:name="P2" style:family="paragraph" style:parent-style-name="Text_20_body">
      <style:text-properties style:font-name="Tahoma" fo:font-weight="bol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Tahoma" fo:font-weight="bold" style:font-weight-asian="bold" style:font-weight-complex="bold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text-properties style:font-name="Tahoma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Tahoma"/>
    </style:style>
    <style:style style:name="T3" style:family="text">
      <style:text-properties style:font-name="Tahoma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:6r">
        <text:section text:style-name="Sect1" text:name=":6s">
          <text:p text:style-name="Text_20_body"><text:s text:c="48"/></text:p>
          <text:p text:style-name="P5"><text:s text:c="48"/><text:span text:style-name="T1">Requisitos <text:s/>do My Timer Tracker </text:span></text:p>
          <text:p text:style-name="Text_20_body"/>
          <text:p text:style-name="P1">1- Informar as atividades em um calendário com os valores total de tempo do dia.</text:p>
          <text:p text:style-name="P1">2- Registro automático de atividades - ideia Dario.</text:p>
          <text:p text:style-name="P1">3- Atividade... pode ser iniciada e parada diversas vezes .... exemplo ..começo co atividade A as 9 horas e paro as 10 ....depois inicio as 17:00 e paro as 19 h .</text:p>
          <text:p text:style-name="P1">4- Registrar o tempo estimado da atividade. Data prevista inicio e da prevista fim opcional.</text:p>
          <text:p text:style-name="P1">5- Registrar dados : cliente , projeto , atividade e tipo de atividade.</text:p>
          <text:p text:style-name="P1">6- Registrar a data e hora inicio e final atividade . A diferença entre fim e inicio e o total gasto na atividade.</text:p>
          <text:p text:style-name="P1">7- backup - importar e exportar XML.</text:p>
          <text:p text:style-name="P1">8- Relatórios e gráficos dos tempos gastos e estimados em atividades por cliente , projeto , valor estimado.</text:p>
          <text:p text:style-name="P1">9- exportar csv de uma consulta de tempos gastos em atividade.</text:p>
          <text:p text:style-name="P1">10- Wigtet para da o start em uma atividade e com os dados parciais - valor estimado e valor que já foi gasto. E resumo dia mês ano.<text:line-break/><text:line-break/>11- <text:s/>Site com ajuda e para divulgar <text:s/>o software.</text:p>
          <text:p text:style-name="P1">12 - <text:s/>Colocar o tempo estimado da atividade.</text:p>
          <text:p text:style-name="P1">13 - Visualizar o histórico ... e os totais gastos.</text:p>
          <text:p text:style-name="P1">14- Configurar alertas quando uma atividade ultrapassar o valor estimado.</text:p>
          <text:p text:style-name="P1">15 - Determinar quando uma atividade esta finalizada.</text:p>
          <text:p text:style-name="P1">16 - Determinar Atividades para executar,em execução e finalizadas . Exibir como em um quadro. Como notas ..color note.(Flow.IO) .</text:p>
          <text:p text:style-name="P1">17- Gráficos de valores das atividades</text:p>
          <text:p text:style-name="P1"><text:s/>Tempo Gasto x Tempo Estimado <text:s/>Tempo Gasto no Projeto / Mes / Total </text:p>
          <text:p text:style-name="P1"/>
          <text:p text:style-name="P3">Glossário</text:p>
          <text:p text:style-name="P2"/>
          <text:p text:style-name="P2"><text:s/></text:p>
          <text:p text:style-name="P4"><text:span text:style-name="T2"><text:s text:c="2"/></text:span><text:span text:style-name="T3"><text:s/></text:span><text:span text:style-name="T2"><text:s/>Cliente</text:span><text:span text:style-name="T3"> - <text:s/>Entidade que <text:s/>para quem realiza um trabalho. </text:span><text:span text:style-name="T2"><text:s text:c="8"/></text:span></text:p>
          <text:p text:style-name="P1"><text:s text:c="3"/><text:span text:style-name="T4"><text:s/>Projetos</text:span> - <text:s text:c="2"/>Serviço com duração de tempo <text:s/>com data de inicio e final. </text:p>
          <text:p text:style-name="P1"><text:s text:c="4"/><text:span text:style-name="T4">Atividades</text:span> – são tarefas realizadas dentro do projeto, com um tempo estimado para realização. </text:p>
          <text:p text:style-name="P1"><text:s text:c="4"/><text:span text:style-name="T4">Tipo de Atividades </text:span>– Classificação de uma atividade. </text:p>
          <text:p text:style-name="P1"/>
          <text:p text:style-name="P1"><text:soft-page-break/></text:p>
          <text:p text:style-name="P1"><text:s text:c="3"/></text:p>
          <text:p text:style-name="P1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3T23:48:26.78</meta:creation-date>
    <dc:date>2011-03-27T12:38:16.29</dc:date>
    <meta:editing-duration>PT1H43M4S</meta:editing-duration>
    <meta:editing-cycles>18</meta:editing-cycles>
    <meta:generator>BrOffice/3.3$Win32 LibreOffice_project/330m19$Build-8</meta:generator>
    <meta:document-statistic meta:table-count="0" meta:image-count="0" meta:object-count="0" meta:page-count="2" meta:paragraph-count="26" meta:word-count="304" meta:character-count="1854"/>
  </office:meta>
</office:document-meta>
</file>